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>
      <style:text-properties officeooo:rsid="0010f602" officeooo:paragraph-rsid="0010f602"/>
    </style:style>
    <style:style style:name="P3" style:family="paragraph" style:parent-style-name="Standard">
      <style:text-properties officeooo:rsid="00110a4f" officeooo:paragraph-rsid="00110a4f"/>
    </style:style>
    <style:style style:name="P4" style:family="paragraph" style:parent-style-name="Standard" style:list-style-name="L1">
      <style:text-properties officeooo:rsid="00105097" officeooo:paragraph-rsid="00105097"/>
    </style:style>
    <style:style style:name="P5" style:family="paragraph" style:parent-style-name="Standard" style:list-style-name="L2">
      <style:text-properties officeooo:rsid="00105097" officeooo:paragraph-rsid="00105097"/>
    </style:style>
    <style:style style:name="P6" style:family="paragraph" style:parent-style-name="Standard" style:list-style-name="List_20_1">
      <style:text-properties officeooo:rsid="00105097" officeooo:paragraph-rsid="00105097"/>
    </style:style>
    <style:style style:name="P7" style:family="paragraph" style:parent-style-name="Standard" style:list-style-name="List_20_1">
      <style:text-properties officeooo:rsid="00110a4f" officeooo:paragraph-rsid="00110a4f"/>
    </style:style>
    <style:style style:name="P8" style:family="paragraph" style:parent-style-name="Standard">
      <style:text-properties officeooo:rsid="00110a4f" officeooo:paragraph-rsid="00110a4f"/>
    </style:style>
    <style:style style:name="P9" style:family="paragraph" style:parent-style-name="Standard">
      <style:text-properties officeooo:rsid="0016083b" officeooo:paragraph-rsid="0016083b"/>
    </style:style>
    <style:style style:name="T1" style:family="text">
      <style:text-properties officeooo:rsid="0010f602"/>
    </style:style>
    <style:style style:name="T2" style:family="text">
      <style:text-properties officeooo:rsid="00138796"/>
    </style:style>
    <style:style style:name="T3" style:family="text">
      <style:text-properties officeooo:rsid="001779a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4">get all events </text:p>
        </text:list-item>
        <text:list-item>
          <text:p text:style-name="P4">get event by uuid</text:p>
        </text:list-item>
        <text:list-item>
          <text:p text:style-name="P4">get event by name</text:p>
        </text:list-item>
        <text:list-item>
          <text:p text:style-name="P4">create event. <text:span text:style-name="T1">Should be implemented for both user and club</text:span></text:p>
        </text:list-item>
        <text:list-item>
          <text:p text:style-name="P4">delete event</text:p>
        </text:list-item>
        <text:list-item>
          <text:p text:style-name="P4">update event</text:p>
        </text:list-item>
      </text:list>
      <text:p text:style-name="P1"/>
      <text:p text:style-name="P1">category api</text:p>
      <text:list text:style-name="L2">
        <text:list-item>
          <text:p text:style-name="P5">get all category</text:p>
        </text:list-item>
        <text:list-item>
          <text:p text:style-name="P5">get category by uuid</text:p>
        </text:list-item>
        <text:list-item>
          <text:p text:style-name="P5">update category</text:p>
        </text:list-item>
        <text:list-item>
          <text:p text:style-name="P5">delete category</text:p>
        </text:list-item>
        <text:list-item>
          <text:p text:style-name="P5">create category</text:p>
        </text:list-item>
        <text:list-item>
          <text:p text:style-name="P5">get events by category</text:p>
        </text:list-item>
      </text:list>
      <text:p text:style-name="P1"/>
      <text:p text:style-name="P1">event type api</text:p>
      <text:list text:style-name="List_20_1">
        <text:list-item>
          <text:p text:style-name="P6">get events by type</text:p>
        </text:list-item>
        <text:list-item>
          <text:p text:style-name="P6">get all type</text:p>
        </text:list-item>
        <text:list-item>
          <text:p text:style-name="P6">get type by uuid</text:p>
        </text:list-item>
        <text:list-item>
          <text:p text:style-name="P6">delete type</text:p>
        </text:list-item>
        <text:list-item>
          <text:p text:style-name="P6">update type</text:p>
        </text:list-item>
        <text:list-item>
          <text:p text:style-name="P6">create type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6">create club</text:p>
        </text:list-item>
        <text:list-item>
          <text:p text:style-name="P6">delete club </text:p>
        </text:list-item>
        <text:list-item>
          <text:p text:style-name="P6">update club</text:p>
        </text:list-item>
        <text:list-item>
          <text:p text:style-name="P6">get all club</text:p>
        </text:list-item>
        <text:list-item>
          <text:p text:style-name="P6">get club by uuid</text:p>
        </text:list-item>
        <text:list-item>
          <text:p text:style-name="P6">get club by name</text:p>
        </text:list-item>
      </text:list>
      <text:p text:style-name="P1"/>
      <text:p text:style-name="P2">User event api</text:p>
      <text:list text:continue-numbering="true" text:style-name="List_20_1">
        <text:list-item>
          <text:p text:style-name="P7">create/update user event. This is the same as attending to the event</text:p>
        </text:list-item>
        <text:list-item>
          <text:p text:style-name="P7">delete user event. This is the same a not going again</text:p>
        </text:list-item>
        <text:list-item>
          <text:p text:style-name="P7">get upcoming user events</text:p>
        </text:list-item>
        <text:list-item>
          <text:p text:style-name="P7">get past user events</text:p>
        </text:list-item>
      </text:list>
      <text:p text:style-name="P3"/>
      <text:p text:style-name="P3">Club Subscribed member api</text:p>
      <text:list text:continue-numbering="true" text:style-name="List_20_1">
        <text:list-item>
          <text:p text:style-name="P7">create/update. This is the same as subscribing</text:p>
        </text:list-item>
        <text:list-item>
          <text:p text:style-name="P7">delete members. <text:span text:style-name="T2">This could be deleting all subscriptions or unsubscribing to a certain club or removing a member</text:span></text:p>
        </text:list-item>
        <text:list-item>
          <text:p text:style-name="P7">get all members</text:p>
        </text:list-item>
      </text:list>
      <text:p text:style-name="P3"/>
      <text:p text:style-name="P3"/>
      <text:p text:style-name="P3"/>
      <text:p text:style-name="P9">when to use page and when to use a list <text:span text:style-name="T3">sds</text:span>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33:46.063571441</meta:creation-date>
    <meta:editing-duration>PT19H59M37S</meta:editing-duration>
    <meta:editing-cycles>4</meta:editing-cycles>
    <meta:generator>LibreOffice/24.2.6.2$Linux_X86_64 LibreOffice_project/420$Build-2</meta:generator>
    <dc:date>2024-10-31T19:19:00.463162348</dc:date>
    <meta:document-statistic meta:table-count="0" meta:image-count="0" meta:object-count="0" meta:page-count="1" meta:paragraph-count="38" meta:word-count="193" meta:character-count="887" meta:non-whitespace-character-count="761"/>
  </office:meta>
</office:document-meta>
</file>